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1.25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2.36mm" svg:height="63.2mm" svg:x="117.26mm" svg:y="80.76mm">
            <draw:object draw:notify-on-update-of-ranges="Feuille1.B8:Feuille1.P8 Feuille1.B8:Feuille1.P8 Feuille1.A9:Feuille1.A9 Feuille1.B9:Feuille1.P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7.57mm" svg:height="58.44mm" svg:x="0mm" svg:y="79.42mm">
            <draw:object draw:notify-on-update-of-ranges="Feuille1.B15:Feuille1.P15 Feuille1.B15:Feuille1.P15 Feuille1.A16:Feuille1.A16 Feuille1.B16:Feuille1.P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66mm" svg:height="65.34mm" svg:x="231.29mm" svg:y="79.15mm">
            <draw:object draw:notify-on-update-of-ranges="Feuille1.B35:Feuille1.P35 Feuille1.B35:Feuille1.P35 Feuille1.A36:Feuille1.A36 Feuille1.B36:Feuille1.P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1" table:number-columns-repeated="4" table:default-cell-style-name="Default"/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5" table:number-rows-spanned="2">
            <text:p>tri par tas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covered-table-cell table:number-columns-repeated="5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Ordinv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3" office:value-type="float" office:value="6400000" calcext:value-type="float">
            <text:p>6400000</text:p>
          </table:table-cell>
          <table:table-cell table:style-name="ce3" office:value-type="float" office:value="12800000" calcext:value-type="float">
            <text:p>12800000</text:p>
          </table:table-cell>
          <table:table-cell table:style-name="ce3" office:value-type="float" office:value="25600000" calcext:value-type="float">
            <text:p>25600000</text:p>
          </table:table-cell>
          <table:table-cell table:style-name="ce3" office:value-type="float" office:value="51200000" calcext:value-type="float">
            <text:p>51200000</text:p>
          </table:table-cell>
          <table:table-cell table:style-name="ce5" office:value-type="float" office:value="102400000" calcext:value-type="float">
            <text:p>102400000</text:p>
          </table:table-cell>
        </table:table-row>
        <table:table-row table:style-name="ro1">
          <table:table-cell table:style-name="ce3" office:value-type="string" calcext:value-type="string">
            <text:p>Exec-ale</text:p>
          </table:table-cell>
          <table:table-cell table:style-name="ce3" office:value-type="float" office:value="0.004095" calcext:value-type="float">
            <text:p>0,004095</text:p>
          </table:table-cell>
          <table:table-cell table:style-name="ce3" office:value-type="float" office:value="0.006276" calcext:value-type="float">
            <text:p>0,006276</text:p>
          </table:table-cell>
          <table:table-cell table:style-name="ce3" office:value-type="float" office:value="0.011867" calcext:value-type="float">
            <text:p>0,011867</text:p>
          </table:table-cell>
          <table:table-cell table:style-name="ce3" office:value-type="float" office:value="0.017951" calcext:value-type="float">
            <text:p>0,017951</text:p>
          </table:table-cell>
          <table:table-cell table:style-name="ce3" office:value-type="float" office:value="0.036079" calcext:value-type="float">
            <text:p>0,036079</text:p>
          </table:table-cell>
          <table:table-cell table:style-name="ce3" office:value-type="float" office:value="0.058405" calcext:value-type="float">
            <text:p>0,058405</text:p>
          </table:table-cell>
          <table:table-cell table:style-name="ce3" office:value-type="float" office:value="0.120225" calcext:value-type="float">
            <text:p>0,120225</text:p>
          </table:table-cell>
          <table:table-cell table:style-name="ce3" office:value-type="float" office:value="0.260125" calcext:value-type="float">
            <text:p>0,260125</text:p>
          </table:table-cell>
          <table:table-cell table:style-name="ce3" office:value-type="float" office:value="0.520715" calcext:value-type="float">
            <text:p>0,520715</text:p>
          </table:table-cell>
          <table:table-cell table:style-name="ce3" office:value-type="float" office:value="1.100556" calcext:value-type="float">
            <text:p>1,100556</text:p>
          </table:table-cell>
          <table:table-cell table:style-name="ce3" office:value-type="float" office:value="2.321049" calcext:value-type="float">
            <text:p>2,321049</text:p>
          </table:table-cell>
          <table:table-cell table:style-name="ce5" office:value-type="float" office:value="4.857319" calcext:value-type="float">
            <text:p>4,857319</text:p>
          </table:table-cell>
          <table:table-cell table:style-name="ce5" office:value-type="float" office:value="9.862686" calcext:value-type="float">
            <text:p>9,862686</text:p>
          </table:table-cell>
          <table:table-cell table:style-name="ce5" office:value-type="float" office:value="20.667194" calcext:value-type="float">
            <text:p>20,667194</text:p>
          </table:table-cell>
          <table:table-cell table:style-name="ce5" office:value-type="float" office:value="43.734453" calcext:value-type="float">
            <text:p>43,734453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ordonné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3" office:value-type="float" office:value="6400000" calcext:value-type="float">
            <text:p>6400000</text:p>
          </table:table-cell>
          <table:table-cell table:style-name="ce5" office:value-type="float" office:value="12800000" calcext:value-type="float">
            <text:p>12800000</text:p>
          </table:table-cell>
          <table:table-cell table:style-name="ce5" office:value-type="float" office:value="25600000" calcext:value-type="float">
            <text:p>25600000</text:p>
          </table:table-cell>
          <table:table-cell table:style-name="ce5" office:value-type="float" office:value="51200000" calcext:value-type="float">
            <text:p>51200000</text:p>
          </table:table-cell>
          <table:table-cell table:style-name="ce5" office:value-type="float" office:value="102400000" calcext:value-type="float">
            <text:p>102400000</text:p>
          </table:table-cell>
        </table:table-row>
        <table:table-row table:style-name="ro1">
          <table:table-cell table:style-name="ce3" office:value-type="string" calcext:value-type="string">
            <text:p>Exec-ord</text:p>
          </table:table-cell>
          <table:table-cell table:style-name="ce3" office:value-type="float" office:value="0.003744" calcext:value-type="float">
            <text:p>0,003744</text:p>
          </table:table-cell>
          <table:table-cell table:style-name="ce3" office:value-type="float" office:value="0.000228" calcext:value-type="float">
            <text:p>0,000228</text:p>
          </table:table-cell>
          <table:table-cell table:style-name="ce3" office:value-type="string" calcext:value-type="string">
            <text:p>0.012355</text:p>
          </table:table-cell>
          <table:table-cell table:style-name="ce3" office:value-type="float" office:value="0.020818" calcext:value-type="float">
            <text:p>0,020818</text:p>
          </table:table-cell>
          <table:table-cell table:style-name="ce3" office:value-type="float" office:value="0.034149" calcext:value-type="float">
            <text:p>0,034149</text:p>
          </table:table-cell>
          <table:table-cell table:style-name="ce3" office:value-type="float" office:value="0.05844" calcext:value-type="float">
            <text:p>0,05844</text:p>
          </table:table-cell>
          <table:table-cell table:style-name="ce3" office:value-type="float" office:value="0.130757" calcext:value-type="float">
            <text:p>0,130757</text:p>
          </table:table-cell>
          <table:table-cell table:style-name="ce3" office:value-type="float" office:value="0.24753" calcext:value-type="float">
            <text:p>0,24753</text:p>
          </table:table-cell>
          <table:table-cell table:style-name="ce3" office:value-type="float" office:value="0.552717" calcext:value-type="float">
            <text:p>0,552717</text:p>
          </table:table-cell>
          <table:table-cell table:style-name="ce5" office:value-type="float" office:value="1.141903" calcext:value-type="float">
            <text:p>1,141903</text:p>
          </table:table-cell>
          <table:table-cell table:style-name="ce3" office:value-type="float" office:value="2.332291" calcext:value-type="float">
            <text:p>2,332291</text:p>
          </table:table-cell>
          <table:table-cell table:style-name="ce5" office:value-type="float" office:value="4.765549" calcext:value-type="float">
            <text:p>4,765549</text:p>
          </table:table-cell>
          <table:table-cell table:style-name="ce5" office:value-type="float" office:value="9.924192" calcext:value-type="float">
            <text:p>9,924192</text:p>
          </table:table-cell>
          <table:table-cell table:style-name="ce5" office:value-type="float" office:value="20.754282" calcext:value-type="float">
            <text:p>20,754282</text:p>
          </table:table-cell>
          <table:table-cell table:style-name="ce5" office:value-type="float" office:value="43.648361" calcext:value-type="float">
            <text:p>43,648361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 table:number-rows-repeated="4">
          <table:table-cell table:style-name="Default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ordonné inverse</text:p>
          </table:table-cell>
          <table:covered-table-cell table:number-columns-repeated="3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5" office:value-type="float" office:value="6400000" calcext:value-type="float">
            <text:p>6400000</text:p>
          </table:table-cell>
          <table:table-cell table:style-name="ce5" office:value-type="float" office:value="12800000" calcext:value-type="float">
            <text:p>12800000</text:p>
          </table:table-cell>
          <table:table-cell table:style-name="ce5" office:value-type="float" office:value="25600000" calcext:value-type="float">
            <text:p>25600000</text:p>
          </table:table-cell>
          <table:table-cell table:style-name="ce5" office:value-type="float" office:value="51200000" calcext:value-type="float">
            <text:p>51200000</text:p>
          </table:table-cell>
          <table:table-cell table:style-name="ce5" office:value-type="float" office:value="102400000" calcext:value-type="float">
            <text:p>102400000</text:p>
          </table:table-cell>
        </table:table-row>
        <table:table-row table:style-name="ro1">
          <table:table-cell table:style-name="ce3" office:value-type="string" calcext:value-type="string">
            <text:p>Exec-ordinv</text:p>
          </table:table-cell>
          <table:table-cell table:style-name="ce3" office:value-type="float" office:value="0.003647" calcext:value-type="float">
            <text:p>0,003647</text:p>
          </table:table-cell>
          <table:table-cell table:style-name="ce3" office:value-type="float" office:value="0.006564" calcext:value-type="float">
            <text:p>0,006564</text:p>
          </table:table-cell>
          <table:table-cell table:style-name="ce3" office:value-type="float" office:value="0.01239" calcext:value-type="float">
            <text:p>0,01239</text:p>
          </table:table-cell>
          <table:table-cell table:style-name="ce3" office:value-type="float" office:value="0.024654" calcext:value-type="float">
            <text:p>0,024654</text:p>
          </table:table-cell>
          <table:table-cell table:style-name="ce3" office:value-type="float" office:value="0.041707" calcext:value-type="float">
            <text:p>0,041707</text:p>
          </table:table-cell>
          <table:table-cell table:style-name="ce3" office:value-type="float" office:value="0.081035" calcext:value-type="float">
            <text:p>0,081035</text:p>
          </table:table-cell>
          <table:table-cell table:style-name="ce3" office:value-type="float" office:value="0.174827" calcext:value-type="float">
            <text:p>0,174827</text:p>
          </table:table-cell>
          <table:table-cell table:style-name="ce3" office:value-type="float" office:value="0.346799" calcext:value-type="float">
            <text:p>0,346799</text:p>
          </table:table-cell>
          <table:table-cell table:style-name="ce3" office:value-type="string" calcext:value-type="string">
            <text:p>0.769543</text:p>
          </table:table-cell>
          <table:table-cell table:style-name="ce3" office:value-type="float" office:value="1.762246" calcext:value-type="float">
            <text:p>1,762246</text:p>
          </table:table-cell>
          <table:table-cell table:style-name="ce5" office:value-type="float" office:value="3.959376" calcext:value-type="float">
            <text:p>3,959376</text:p>
          </table:table-cell>
          <table:table-cell table:style-name="ce5" office:value-type="float" office:value="8.850885" calcext:value-type="float">
            <text:p>8,850885</text:p>
          </table:table-cell>
          <table:table-cell table:style-name="ce5" office:value-type="float" office:value="19.635022" calcext:value-type="float">
            <text:p>19,635022</text:p>
          </table:table-cell>
          <table:table-cell table:style-name="ce5" office:value-type="float" office:value="44.52801" calcext:value-type="float">
            <text:p>44,52801</text:p>
          </table:table-cell>
          <table:table-cell table:style-name="ce5" office:value-type="float" office:value="92.642314" calcext:value-type="float">
            <text:p>92,642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8:23:52.967210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47:09.102596432</meta:creation-date>
    <dc:date>2018-12-08T18:41:47.709664344</dc:date>
    <meta:editing-duration>PT1H52M26S</meta:editing-duration>
    <meta:editing-cycles>31</meta:editing-cycles>
    <meta:generator>LibreOffice/6.0.6.2$Linux_X86_64 LibreOffice_project/00m0$Build-2</meta:generator>
    <meta:document-statistic meta:table-count="1" meta:cell-count="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37cm" svg:height="6.321cm" xlink:href=".." xlink:type="simple" chart:class="chart:scatter" chart:row-mapping="0" chart:style-name="ch1">
        <chart:legend chart:legend-position="end" svg:x="8.544cm" svg:y="2.861cm" style:legend-expansion="high" chart:style-name="ch2"/>
        <chart:plot-area chart:style-name="ch3" table:cell-range-address="Feuille1.A8:Feuille1.P9" chart:data-source-has-labels="both" svg:x="0.224cm" svg:y="0.126cm" svg:width="8.096cm" svg:height="6.069cm">
          <chartooo:coordinate-region svg:x="0.845cm" svg:y="0.325cm" svg:width="6.454cm" svg:height="5.223cm"/>
          <chart:axis chart:dimension="x" chart:name="primary-x" chart:style-name="ch4" chartooo:axis-type="auto">
            <chart:categories table:cell-range-address="Feuille1.B8:Feuille1.P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9:Feuille1.P9" chart:label-cell-address="Feuille1.A9:Feuille1.A9" chart:class="chart:scatter">
            <chart:domain table:cell-range-address="Feuille1.B8:Feuille1.P8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8:Feuille1.P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</table:table-header-rows>
          <table:table-rows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8:Feuille1.P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Exec-ale</text:p>
                <draw:g>
                  <svg:desc>Feuille1.A9:Feuille1.A9</svg:desc>
                </draw:g>
              </table:table-cell>
              <table:table-cell office:value-type="float" office:value="0.004095">
                <text:p>0.004095</text:p>
                <draw:g>
                  <svg:desc>Feuille1.B9:Feuille1.P9</svg:desc>
                </draw:g>
              </table:table-cell>
              <table:table-cell office:value-type="float" office:value="0.006276">
                <text:p>0.006276</text:p>
              </table:table-cell>
              <table:table-cell office:value-type="float" office:value="0.011867">
                <text:p>0.011867</text:p>
              </table:table-cell>
              <table:table-cell office:value-type="float" office:value="0.017951">
                <text:p>0.017951</text:p>
              </table:table-cell>
              <table:table-cell office:value-type="float" office:value="0.036079">
                <text:p>0.036079</text:p>
              </table:table-cell>
              <table:table-cell office:value-type="float" office:value="0.058405">
                <text:p>0.058405</text:p>
              </table:table-cell>
              <table:table-cell office:value-type="float" office:value="0.120225">
                <text:p>0.120225</text:p>
              </table:table-cell>
              <table:table-cell office:value-type="float" office:value="0.260125">
                <text:p>0.260125</text:p>
              </table:table-cell>
              <table:table-cell office:value-type="float" office:value="0.520715">
                <text:p>0.520715</text:p>
              </table:table-cell>
              <table:table-cell office:value-type="float" office:value="1.100556">
                <text:p>1.100556</text:p>
              </table:table-cell>
              <table:table-cell office:value-type="float" office:value="2.321049">
                <text:p>2.321049</text:p>
              </table:table-cell>
              <table:table-cell office:value-type="float" office:value="4.857319">
                <text:p>4.857319</text:p>
              </table:table-cell>
              <table:table-cell office:value-type="float" office:value="9.862686">
                <text:p>9.862686</text:p>
              </table:table-cell>
              <table:table-cell office:value-type="float" office:value="20.667194">
                <text:p>20.667194</text:p>
              </table:table-cell>
              <table:table-cell office:value-type="float" office:value="43.734453">
                <text:p>43.734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58cm" svg:height="5.845cm" xlink:href=".." xlink:type="simple" chart:class="chart:scatter" chart:row-mapping="0" chart:style-name="ch1">
        <chart:legend chart:legend-position="end" svg:x="9.038cm" svg:y="2.623cm" style:legend-expansion="high" chart:style-name="ch2"/>
        <chart:plot-area chart:style-name="ch3" table:cell-range-address="Feuille1.A15:Feuille1.P16" chart:data-source-has-labels="both" svg:x="0.235cm" svg:y="0.116cm" svg:width="8.568cm" svg:height="5.613cm">
          <chartooo:coordinate-region svg:x="0.856cm" svg:y="0.315cm" svg:width="6.926cm" svg:height="4.767cm"/>
          <chart:axis chart:dimension="x" chart:name="primary-x" chart:style-name="ch4" chartooo:axis-type="auto">
            <chart:categories table:cell-range-address="Feuille1.B15:Feuille1.P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6:Feuille1.P16" chart:label-cell-address="Feuille1.A16:Feuille1.A16" chart:class="chart:scatter">
            <chart:domain table:cell-range-address="Feuille1.B15:Feuille1.P15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15:Feuille1.P1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15:Feuille1.P1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Exec-ord</text:p>
                <draw:g>
                  <svg:desc>Feuille1.A16:Feuille1.A16</svg:desc>
                </draw:g>
              </table:table-cell>
              <table:table-cell office:value-type="float" office:value="0.003744">
                <text:p>0.003744</text:p>
                <draw:g>
                  <svg:desc>Feuille1.B16:Feuille1.P16</svg:desc>
                </draw:g>
              </table:table-cell>
              <table:table-cell office:value-type="float" office:value="0.000228">
                <text:p>0.000228</text:p>
              </table:table-cell>
              <table:table-cell office:value-type="float" office:value="NaN">
                <text:p>NaN</text:p>
              </table:table-cell>
              <table:table-cell office:value-type="float" office:value="0.020818">
                <text:p>0.020818</text:p>
              </table:table-cell>
              <table:table-cell office:value-type="float" office:value="0.034149">
                <text:p>0.034149</text:p>
              </table:table-cell>
              <table:table-cell office:value-type="float" office:value="0.05844">
                <text:p>0.05844</text:p>
              </table:table-cell>
              <table:table-cell office:value-type="float" office:value="0.130757">
                <text:p>0.130757</text:p>
              </table:table-cell>
              <table:table-cell office:value-type="float" office:value="0.24753">
                <text:p>0.24753</text:p>
              </table:table-cell>
              <table:table-cell office:value-type="float" office:value="0.552717">
                <text:p>0.552717</text:p>
              </table:table-cell>
              <table:table-cell office:value-type="float" office:value="1.141903">
                <text:p>1.141903</text:p>
              </table:table-cell>
              <table:table-cell office:value-type="float" office:value="2.332291">
                <text:p>2.332291</text:p>
              </table:table-cell>
              <table:table-cell office:value-type="float" office:value="4.765549">
                <text:p>4.765549</text:p>
              </table:table-cell>
              <table:table-cell office:value-type="float" office:value="9.924192">
                <text:p>9.924192</text:p>
              </table:table-cell>
              <table:table-cell office:value-type="float" office:value="20.754282">
                <text:p>20.754282</text:p>
              </table:table-cell>
              <table:table-cell office:value-type="float" office:value="43.648361">
                <text:p>43.6483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67cm" svg:height="6.535cm" xlink:href=".." xlink:type="simple" chart:class="chart:scatter" chart:row-mapping="0" chart:style-name="ch1">
        <chart:legend chart:legend-position="end" svg:x="7.597cm" svg:y="2.968cm" style:legend-expansion="high" chart:style-name="ch2"/>
        <chart:plot-area chart:style-name="ch3" table:cell-range-address="Feuille1.A35:Feuille1.P36" chart:data-source-has-labels="both" svg:x="0.215cm" svg:y="0.13cm" svg:width="7.167cm" svg:height="6.275cm">
          <chartooo:coordinate-region svg:x="0.836cm" svg:y="0.329cm" svg:width="5.525cm" svg:height="5.429cm"/>
          <chart:axis chart:dimension="x" chart:name="primary-x" chart:style-name="ch4" chartooo:axis-type="auto">
            <chart:categories table:cell-range-address="Feuille1.B35:Feuille1.P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6:Feuille1.P36" chart:label-cell-address="Feuille1.A36:Feuille1.A36" chart:class="chart:scatter">
            <chart:domain table:cell-range-address="Feuille1.B35:Feuille1.P35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35:Feuille1.P3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</table:table-header-rows>
          <table:table-rows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35:Feuille1.P3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Exec-ordinv</text:p>
                <draw:g>
                  <svg:desc>Feuille1.A36:Feuille1.A36</svg:desc>
                </draw:g>
              </table:table-cell>
              <table:table-cell office:value-type="float" office:value="0.003647">
                <text:p>0.003647</text:p>
                <draw:g>
                  <svg:desc>Feuille1.B36:Feuille1.P36</svg:desc>
                </draw:g>
              </table:table-cell>
              <table:table-cell office:value-type="float" office:value="0.006564">
                <text:p>0.006564</text:p>
              </table:table-cell>
              <table:table-cell office:value-type="float" office:value="0.01239">
                <text:p>0.01239</text:p>
              </table:table-cell>
              <table:table-cell office:value-type="float" office:value="0.024654">
                <text:p>0.024654</text:p>
              </table:table-cell>
              <table:table-cell office:value-type="float" office:value="0.041707">
                <text:p>0.041707</text:p>
              </table:table-cell>
              <table:table-cell office:value-type="float" office:value="0.081035">
                <text:p>0.081035</text:p>
              </table:table-cell>
              <table:table-cell office:value-type="float" office:value="0.174827">
                <text:p>0.174827</text:p>
              </table:table-cell>
              <table:table-cell office:value-type="float" office:value="0.346799">
                <text:p>0.346799</text:p>
              </table:table-cell>
              <table:table-cell office:value-type="float" office:value="NaN">
                <text:p>NaN</text:p>
              </table:table-cell>
              <table:table-cell office:value-type="float" office:value="1.762246">
                <text:p>1.762246</text:p>
              </table:table-cell>
              <table:table-cell office:value-type="float" office:value="3.959376">
                <text:p>3.959376</text:p>
              </table:table-cell>
              <table:table-cell office:value-type="float" office:value="8.850885">
                <text:p>8.850885</text:p>
              </table:table-cell>
              <table:table-cell office:value-type="float" office:value="19.635022">
                <text:p>19.635022</text:p>
              </table:table-cell>
              <table:table-cell office:value-type="float" office:value="44.52801">
                <text:p>44.52801</text:p>
              </table:table-cell>
              <table:table-cell office:value-type="float" office:value="92.642314">
                <text:p>92.6423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